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style:text-underline-style="solid" style:text-underline-width="auto" style:text-underline-color="font-color" fo:font-weight="bold" officeooo:rsid="0018dcb7" officeooo:paragraph-rsid="0018dcb7" style:font-size-asian="14.8500003814697pt" style:font-weight-asian="bold" style:font-size-complex="17pt" style:font-weight-complex="bold"/>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8dcb7" officeooo:paragraph-rsid="0018dcb7"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8dcb7" officeooo:paragraph-rsid="0018dcb7"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rsid="0018dcb7" officeooo:paragraph-rsid="0018dcb7" style:font-size-asian="13.1000003814697pt" style:font-weight-asian="normal" style:font-size-complex="15pt" style:font-weight-complex="normal"/>
    </style:style>
    <style:style style:name="P5" style:family="paragraph" style:parent-style-name="Standard" style:list-style-name="L1">
      <style:paragraph-properties fo:text-align="start" style:justify-single-word="false"/>
      <style:text-properties fo:font-size="15pt" style:text-underline-style="none" fo:font-weight="normal" officeooo:rsid="001d9b6c" officeooo:paragraph-rsid="001d9b6c" style:font-size-asian="13.1000003814697pt" style:font-weight-asian="normal" style:font-size-complex="15pt" style:font-weight-complex="normal"/>
    </style:style>
    <style:style style:name="T1" style:family="text">
      <style:text-properties officeooo:rsid="001b177a"/>
    </style:style>
    <style:style style:name="T2" style:family="text">
      <style:text-properties officeooo:rsid="001e68fe"/>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monstration Caméra</text:p>
      <text:p text:style-name="P1"/>
      <text:p text:style-name="P2">I – Description</text:p>
      <text:p text:style-name="P2"/>
      <text:p text:style-name="P4"><text:tab/><text:span text:style-name="T1">Dans cette démonstration nous proposons le scénario suivant : un étudiant est absent d'un cours ou en retard mais souhaite tout de même pouvoir le suivre. Pour cela il démarre une application sur son smartphone et le moteur de composition va assembler celle-ci avec une caméra PTZ présente dans la salle de classe où le cours en question se déroule. La caméra étant contrôlable à distance sur les axes X et Y, étant équipée d'un micro et d'un haut parleur, l'étudiant peut suivre le cours à distance mais aussi interagir avec le reste de la classe et le professeur.</text:span></text:p>
      <text:p text:style-name="P2"/>
      <text:p text:style-name="P2">II – Composants utilisés</text:p>
      <text:p text:style-name="P2"/>
      <text:list xml:id="list3634217029170233547" text:style-name="L1">
        <text:list-item>
          <text:p text:style-name="P5">Les proxys ONVIF de la caméra (déjà présents dans le conteneur).</text:p>
        </text:list-item>
        <text:list-item>
          <text:p text:style-name="P5">L'application SriCam (pour l'image).</text:p>
        </text:list-item>
        <text:list-item>
          <text:p text:style-name="P5">Android_Device_Orientation.</text:p>
        </text:list-item>
        <text:list-item>
          <text:p text:style-name="P5">Java_Upnp_To_Onvif_Adapter.</text:p>
        </text:list-item>
      </text:list>
      <text:p text:style-name="P2"/>
      <text:p text:style-name="P2">III – Déroulement de la démonstration</text:p>
      <text:p text:style-name="P2"/>
      <text:p text:style-name="P4"><text:tab/><text:span text:style-name="T2">Afin que la démonstration se déroule dans les meilleures conditions, il faut démarrer l'application Device Orientation sur votre appareil Android puis SriCam afin d'avoir la vidéo enregistrée par la caméra. Le script assemblera ensuite le smartphone avec les proxys de la caméra. Il est maintenant possible de l'orienter en utilisant l'appareil Andro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4:07:25.019000000</meta:creation-date>
    <meta:generator>LibreOffice/5.0.5.2$Windows_x86 LibreOffice_project/55b006a02d247b5f7215fc6ea0fde844b30035b3</meta:generator>
    <dc:date>2017-07-31T16:29:50.321000000</dc:date>
    <meta:editing-duration>P7DT15H47M43S</meta:editing-duration>
    <meta:editing-cycles>5</meta:editing-cycles>
    <meta:document-statistic meta:table-count="0" meta:image-count="0" meta:object-count="0" meta:page-count="1" meta:paragraph-count="10" meta:word-count="184" meta:character-count="1174" meta:non-whitespace-character-count="999"/>
  </office:meta>
</office:document-meta>
</file>